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style:line-height-at-least="0.2291in" fo:text-indent="0in" style:auto-text-indent="false"/>
    </style:style>
    <style:style style:name="T1" style:family="text">
      <style:text-properties fo:font-variant="normal" fo:text-transform="none" fo:color="#252525" style:font-name="sans-serif" fo:font-size="10.5pt" fo:letter-spacing="normal" fo:font-style="normal" fo:font-weight="bol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10.5pt" fo:letter-spacing="normal" fo:font-style="italic" fo:font-weight="normal"/>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urice Gorham</text:span><text:span text:style-name="T2"> (1902 – 9 August 1975) was an Irish </text:span><text:a xlink:type="simple" xlink:href="http://en.wikipedia.org/wiki/Journalist"><text:span text:style-name="T4">journalist</text:span></text:a><text:span text:style-name="T2"> and broadcasting executive. After being educated in </text:span><text:a xlink:type="simple" xlink:href="http://en.wikipedia.org/wiki/England"><text:span text:style-name="T4">England</text:span></text:a><text:span text:style-name="T2"> at </text:span><text:a xlink:type="simple" xlink:href="http://en.wikipedia.org/wiki/Stonyhurst_College"><text:span text:style-name="T4">Stonyhurst College</text:span></text:a><text:span text:style-name="T2">, </text:span><text:a xlink:type="simple" xlink:href="http://en.wikipedia.org/wiki/Lancashire"><text:span text:style-name="T4">Lancashire</text:span></text:a><text:span text:style-name="T2"> and later </text:span><text:a xlink:type="simple" xlink:href="http://en.wikipedia.org/wiki/Balliol_College"><text:span text:style-name="T4">Balliol College</text:span></text:a><text:span text:style-name="T2">,</text:span><text:a xlink:type="simple" xlink:href="http://en.wikipedia.org/wiki/Oxford"><text:span text:style-name="T4">Oxford</text:span></text:a><text:span text:style-name="T2">, he began working as a journalist on the </text:span><text:a xlink:type="simple" xlink:href="http://en.wikipedia.org/wiki/London"><text:span text:style-name="T4">London</text:span></text:a><text:span text:style-name="T2"> local </text:span><text:a xlink:type="simple" xlink:href="http://en.wikipedia.org/wiki/Newspaper"><text:span text:style-name="T4">newspaper</text:span></text:a><text:span text:style-name="T2"> </text:span><text:span text:style-name="T3">Westminster Guardian and Weekly Westminster</text:span><text:span text:style-name="T2"> after he graduated in 1923.</text:span></text:p>
      <text:p text:style-name="P1"><text:span text:style-name="T2">He worked there for three years, before in 1926 joining the staff of the </text:span><text:a xlink:type="simple" xlink:href="http://en.wikipedia.org/wiki/BBC"><text:span text:style-name="T4">BBC</text:span></text:a><text:span text:style-name="T2">'s own </text:span><text:a xlink:type="simple" xlink:href="http://en.wikipedia.org/wiki/Listings_magazine"><text:span text:style-name="T4">listings magazine</text:span></text:a><text:span text:style-name="T2">, the </text:span><text:a xlink:type="simple" xlink:href="http://en.wikipedia.org/wiki/Radio_Times"><text:span text:style-name="T5">Radio Times</text:span></text:a><text:span text:style-name="T2">. In 1928 he was promoted to become the magazine's Art Editor, and then in 1933 became its general Editor, a post he was to occupy for eight years until 1941.</text:span></text:p>
      <text:p text:style-name="P1"><text:span text:style-name="T2">In that year, he made the switch from broadcasting journalism to working in broadcasting proper when he was appointed as the Director of the BBC's North American Services. He returned to Europe in 1944 to serve as Director of the </text:span><text:a xlink:type="simple" xlink:href="http://en.wikipedia.org/wiki/BBC_Allied_Expeditionary_Forces_Programme"><text:span text:style-name="T4">BBC Allied Expeditionary Forces Programme</text:span></text:a><text:span text:style-name="T2"> - a radio service specially designed for the allied troops invading Europe after </text:span><text:a xlink:type="simple" xlink:href="http://en.wikipedia.org/wiki/D-Day"><text:span text:style-name="T4">D-Day</text:span></text:a><text:span text:style-name="T2">.</text:span></text:p>
      <text:p text:style-name="P1"><text:span text:style-name="T2">After the end of the war in 1945, he was appointed as the Director of the new </text:span><text:a xlink:type="simple" xlink:href="http://en.wikipedia.org/wiki/BBC_Light_Programme"><text:span text:style-name="T4">BBC Light Programme</text:span></text:a><text:span text:style-name="T2">; this appointment was only a brief one, however, for in the following year he was made the first post-war Director of the re-launched </text:span><text:a xlink:type="simple" xlink:href="http://en.wikipedia.org/wiki/BBC_One"><text:span text:style-name="T4">BBC Television Service</text:span></text:a><text:span text:style-name="T2">, responsible for getting the young service back up and running after a seven-year break. However, disagreements with his superiors meant that this was also a brief appointment, and he resigned from the staff of the BBC after twenty-one years in 1947, returning to journalism.</text:span></text:p>
      <text:p text:style-name="P1"><text:span text:style-name="T2">He went back home to Ireland, and in 1953 returned to broadcasting as the Director of </text:span><text:a xlink:type="simple" xlink:href="http://en.wikipedia.org/wiki/Radio_Éireann"><text:span text:style-name="T4">Radio Éireann</text:span></text:a><text:span text:style-name="T2">. In September 1959 he left this position - his reasons for resigning were not disclosed, but it is widely believed that he disagreed strongly with the Government's plans for how to introduce a television service to the country, which was due to happen the following year.</text:span></text:p>
      <text:p text:style-name="P1"><text:span text:style-name="T2">In his retirement he wrote a number of books on broadcasting, pubs and Ireland and Irish life. He died in </text:span><text:a xlink:type="simple" xlink:href="http://en.wikipedia.org/wiki/Dublin"><text:span text:style-name="T4">Dublin</text:span></text:a><text:span text:style-name="T2"> on 9 August 197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14-10-31T15:25:12</meta:creation-date>
    <dc:date>2014-10-31T15:25:57</dc:date>
    <meta:editing-cycles>1</meta:editing-cycles>
    <meta:editing-duration>PT46S</meta:editing-duration>
    <meta:user-defined meta:name="Info 1"/>
    <meta:user-defined meta:name="Info 2"/>
    <meta:user-defined meta:name="Info 3"/>
    <meta:user-defined meta:name="Info 4"/>
    <meta:document-statistic meta:table-count="0" meta:image-count="0" meta:object-count="0" meta:page-count="1" meta:paragraph-count="6" meta:word-count="340" meta:character-count="1989"/>
  </office:meta>
</office:document-meta>
</file>